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line-height="150%" fo:text-align="justify" style:justify-single-word="false"/>
    </style:style>
    <style:style style:name="P2" style:family="paragraph" style:parent-style-name="normal">
      <style:paragraph-properties fo:margin-left="0in" fo:margin-right="0in" fo:line-height="150%" fo:text-align="justify" style:justify-single-word="false" fo:text-indent="0in" style:auto-text-indent="false"/>
    </style:style>
    <style:style style:name="P3" style:family="paragraph" style:parent-style-name="normal" style:master-page-name="Standard">
      <style:paragraph-properties fo:line-height="150%" fo:text-align="justify" style:justify-single-word="false" style:page-number="1"/>
    </style:style>
    <style:style style:name="P4" style:family="paragraph" style:parent-style-name="normal">
      <style:paragraph-properties fo:line-height="150%" fo:text-align="justify" style:justify-single-word="false"/>
      <style:text-properties officeooo:paragraph-rsid="00111039"/>
    </style:style>
    <style:style style:name="P5" style:family="paragraph" style:parent-style-name="normal" style:list-style-name="L1">
      <style:paragraph-properties fo:line-height="150%" fo:text-align="justify" style:justify-single-word="false"/>
    </style:style>
    <style:style style:name="P6" style:family="paragraph" style:parent-style-name="normal" style:list-style-name="L1">
      <style:paragraph-properties fo:line-height="150%" fo:text-align="justify" style:justify-single-word="false"/>
      <style:text-properties officeooo:paragraph-rsid="00111039"/>
    </style:style>
    <style:style style:name="P7" style:family="paragraph" style:parent-style-name="normal">
      <style:paragraph-properties fo:line-height="15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normal" style:list-style-name="L1">
      <style:paragraph-properties fo:line-height="150%" fo:text-align="justify" style:justify-single-word="false"/>
      <style:text-properties officeooo:rsid="00111039" officeooo:paragraph-rsid="00111039"/>
    </style:style>
    <style:style style:name="P9" style:family="paragraph" style:parent-style-name="normal">
      <style:paragraph-properties fo:line-height="150%" fo:text-align="justify" style:justify-single-word="false"/>
      <style:text-properties fo:font-weight="bold" officeooo:rsid="00111039" officeooo:paragraph-rsid="00111039" style:font-weight-asian="bold" style:font-weight-complex="bold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officeooo:rsid="00111039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ATA REUNIÃO MUP - 01/06</text:span></text:p>
      <text:p text:style-name="P7"/>
      <text:p text:style-name="P1"><text:span text:style-name="T1">Pautas: </text:span></text:p>
      <text:p text:style-name="P1"><text:span text:style-name="T1">1 - Avaliação das atividades de sábado na ocupação</text:span></text:p>
      <text:p text:style-name="P1"><text:span text:style-name="T1">2 - Próxima carvana;</text:span></text:p>
      <text:p text:style-name="P1"><text:span text:style-name="T1">3 - Festa Junina MUP;</text:span></text:p>
      <text:p text:style-name="P1"><text:span text:style-name="T1">4 - Escola Marighella;</text:span></text:p>
      <text:p text:style-name="P1"><text:span text:style-name="T1">Tiago - Sugestão: Escola Marighella antes da Festa Junina;</text:span></text:p>
      <text:p text:style-name="P7"/>
      <text:p text:style-name="P1"><text:span text:style-name="T3">Informes:</text:span></text:p>
      <text:p text:style-name="P1"><text:span text:style-name="T1">Brenda: CEB ao meio-dia para falar da pec 206 - mobilização estudantil - auditório CFH;</text:span></text:p>
      <text:p text:style-name="P7"/>
      <text:p text:style-name="P1"><text:span text:style-name="T3">1 -</text:span><text:span text:style-name="T1"> </text:span></text:p>
      <text:p text:style-name="P2"><text:span text:style-name="T1">1.1 Kaique: sugestão de contextualização rápida da ocupação; </text:span></text:p>
      <text:p text:style-name="P1"><text:span text:style-name="T1">1.2 Brenda: fez explicação;</text:span></text:p>
      <text:p text:style-name="P1"><text:span text:style-name="T1">1.3 Kaique: dois momentos, de manhã chegou-se com clima diferente (crianças), pessoal animado, atmosfera positiva; 10h reuniu todo mundo para fazer uma conversa e formação política (Unidade Classista), moradores também contribuíram nas falas, somando e relatando vivências; foram duas horas de formação política, e pretende-se fazer todos os sábados pela Unidade Classista;</text:span></text:p>
      <text:p text:style-name="P1"><text:span text:style-name="T1">1.4 Hans: Unidade Classista é um coletivo sindical do PCB e responsável p</text:span><text:span text:style-name="T2">ela luta por moradia</text:span><text:span text:style-name="T1">; </text:span><text:span text:style-name="T2">Tivemos o caso da Ocupação Amarildo na SC-401, onde tinhamos 700 familias em um espaço gigante, depois da reintegração foram para o Rio <text:s/>Vermelho na Ocupação Dandara e os moradores ao redor da ocupação Marighella tem uma lembraça forte disso pela forma como os moradores do RV atacaram a Ocupação Dandara nos expulsando, com muita luta foi conseguido um pedaço de terra em Águas Mornas que se chama C</text:span><text:span text:style-name="T1">omuna Amarildo; </text:span><text:span text:style-name="T2">Temos amarildos presentes atualmente na ocupação.</text:span></text:p>
      <text:p text:style-name="P1"><text:span text:style-name="T1">1.5 Tiago: Foi bem interessante, relações das pessoas é incrível, muito legal como as coisas realmente acontecem - falou-se do Encceja e surgiu o projeto da escola popular - semente plantada e cresceu em um nível sem precedente; Horta - primeiro apenas apoiadores e depois muitas pessoas - clima de solidariedade;</text:span></text:p>
      <text:p text:style-name="P1"><text:span text:style-name="T1">1.6 Brenda: Parabenizar o MUP pela limpeza do bloco 6 - famílias ocuparam e já estão morando no prédio; conseguir fazer caravanas e ficar o dia todo (melhor do que apenas na parte da manhã); tomar cuidado para não ir apenas para ficar brincando com as crianças (é </text:span><text:soft-page-break/><text:span text:style-name="T1">importante também, mas não ficar apenas nisso); Apoiador que vem e fica conversando na cozinha, não pode pois eles tem regras; Momento de trocas e conversas é muito bom para fazer amizade com os moradores e fazer essa troca; </text:span></text:p>
      <text:p text:style-name="P7"/>
      <text:p text:style-name="P1"><text:span text:style-name="T1">1.7 (OBS: entra na pauta 4) Kaique: almoço surgiu a ideia da escola - muitas pessoas não completaram ensino médio, nem ensino fundamental - preparo para Encceja, Eja I e II, e depois cursinho pré-vestibular; debate de dias, periodicidade, último andar do bloco 5 com sala garantida para o cursinho; a pauta da escola vai ser muito importante pois mobiliza afeto - folha ouro, alavancar divulgação, caderno, estojo, lápis, próxima semana será isso - imprimir apostilas neste momento é prioridade; Pulou para terceiro momento - todo mundo trabalhando na parte da horta, retirando plásticos do material orgânico; é nesse momento que as conversas acontecem, são dados relatos e conversado sobre a escola - quando eles vêm a gente trabalhando, eles chegam junto para conversar e saber mais sobre; faltou apenas um campinho para espalhar o esterco - precisa esperar ser curtido;</text:span></text:p>
      <text:p text:style-name="P7"/>
      <text:p text:style-name="P4"><text:span text:style-name="T1">2 - Tarefas: infraestrutura - Neamb - educação ambiental (banheiros, </text:span><text:span text:style-name="T2">fossa)</text:span><text:span text:style-name="T1"> - <text:s/>e AMA - arquitetura, mais social; mutirão e escola (inscrição de 15 pessoas no sábado; imprimir as apostilas; discussão se será uma escola de ensino nos moldes diferentes que precisa ser conversado enquanto MUP); Kaique - parte mais importante é a redação, mas com as apostilas é mais importante;</text:span></text:p>
      <text:p text:style-name="P1"><text:span text:style-name="T1">2.1 Isabela: conversar com cursinhos populares que já existem; REPASSE: reunião do AMA - já participaram do Projeto Amarildo e ficaram animados em estar atuando na ocupação, querem montar uma comissão para montar um projeto com a gente, eles ficaram interessados;</text:span></text:p>
      <text:p text:style-name="P1"><text:span text:style-name="T1">2.2 Brenda: ir com passos pequenos, começar com Encceja; Problema: caixa da ocupação bem baixo, precisam de doações, usar o dinheiro arrecadado para a infraestrutura, como impressão de apostilas, e não apenas para transporte de pessoas até lá; conversar com pessoas para infraestrutura para chuveiro elétrico, corrimão em todos os andares - para evitar acidentes, bem importante; Considera bem importante estruturar a escola;</text:span></text:p>
      <text:p text:style-name="P1"><text:span text:style-name="T1">2.3 Hans: cursinho popular é o menor dos problemas, pois tem-se bastantes contatos; Engenharia elétrica - sabem calcular mas não sabem realmente colocar em prática, valor é caro; </text:span></text:p>
      <text:p text:style-name="P1"><text:span text:style-name="T1">2.4 Brenda: criação de um projeto na UFSC e receber verba </text:span><text:span text:style-name="T2">para conseguirmos viazibilizar essas questões</text:span><text:span text:style-name="T1">, talvez para próximo semestre;</text:span></text:p>
      <text:p text:style-name="P1"><text:soft-page-break/><text:span text:style-name="T1">2.5 Isabela: Ama não tem certeza se vai na caravana; decidir o propósito da caravana, precisa ser mais estratégico, não divulgar como caravana, mas sim convidar o AMA para ir e pagar o transporte do AMA enquanto MUP, pois não temos como bancar uma caravana a cada 15 dias; pedir doações para usar para a ocupação e não apenas transporte;</text:span></text:p>
      <text:p text:style-name="P1"><text:span text:style-name="T1">2.6 Hans: banheiro e janelas, fomentou-se AMA e Neamb; caravana de duas a três vezes com o caixa do MUP </text:span><text:span text:style-name="T2">com focos definidos previamente, tinhamos decidido isso na última reunião</text:span><text:span text:style-name="T1">, a terceira é em caso de emergência; caixa do MUP está baixo;</text:span></text:p>
      <text:p text:style-name="P1"><text:span text:style-name="T1">2.7 Brenda: estamos abaixo do padrão de arrecadação de folha oura - elaborar um pouco melhor isso; pensar algo sobre universidade na ocupação, que universidade não é só conhecimento abstrato - colocar mão na massa ajuda bastante nisso - universidade enquanto algo mais acessível;</text:span></text:p>
      <text:p text:style-name="P1"><text:span text:style-name="T1">2.8 Kaique: encaminhamento pode ser confeccionar folha ouro - passar principalmente agora no início do mês (nestes próximos 10 dias); pessoal perguntou muito sobre a UFSC, uma das formações do sábado pode ser sobre a UFSC e os estudantes da universidade falar também - desmistificar isso;</text:span></text:p>
      <text:p text:style-name="P1"><text:span text:style-name="T1">2.9 Hans: Folha ouro tem modelo pronto; falar sobre a UFSC, algo interessante é trazer o pessoal da ocupação para cá, alguma das lideranças e fazer algo aqui;</text:span></text:p>
      <text:p text:style-name="P7"/>
      <text:p text:style-name="P1"><text:span text:style-name="T1">3 - </text:span></text:p>
      <text:p text:style-name="P1"><text:span text:style-name="T1">2.10 Brenda: proposta de moradores ajudarem e fazerem uma festa julina em conjunto - ocupação e MUP, dividir meio a meio; Festa na UFSC para arrecadar dinheiro para a ocupa;</text:span></text:p>
      <text:p text:style-name="P1"><text:span text:style-name="T1">2.11 Hans: duas festas juninas, fazer uma aqui na UFSC, sim, 70% para o mup e 30% para a ocupa;</text:span></text:p>
      <text:p text:style-name="P1"><text:span text:style-name="T1">2.12 Kaique: tocar um HH para arrecadar dinheiro;</text:span></text:p>
      <text:p text:style-name="P1"><text:span text:style-name="T1">2.13 Brenda: porcentagem 50% para ocupa e 50% para MUP, com a ocupa entrando com investimento também;</text:span></text:p>
      <text:p text:style-name="P1"><text:span text:style-name="T1">2.14 Hans: MUP não tem caixa para investimento grande;</text:span></text:p>
      <text:p text:style-name="P1"><text:span text:style-name="T1">2.15 Brenda: pagar investimento de cada um, e dividir o lucro; moradores virão trabalhar também;</text:span></text:p>
      <text:p text:style-name="P1"><text:span text:style-name="T1">2.16 Brenda: barraquinha para venda fora do DCE;</text:span></text:p>
      <text:p text:style-name="P1"><text:span text:style-name="T1">2.17 Hans: sugere para Brenda levar a questão da porcentagem para a reunião da ocupação;</text:span></text:p>
      <text:p text:style-name="P1"><text:span text:style-name="T1">2.18 Kaique: se propõe a engajar e a ajudar;</text:span></text:p>
      <text:p text:style-name="P1"><text:span text:style-name="T1">2.19 Brenda: </text:span><text:span text:style-name="T2">Sugere uma festa o</text:span><text:span text:style-name="T1">pen bar </text:span><text:span text:style-name="T2">como existem nos cursos das Engenharias</text:span><text:span text:style-name="T1">;</text:span></text:p>
      <text:p text:style-name="P1"><text:soft-page-break/><text:span text:style-name="T1">2.20 Hans: contra este modelo de festa (open bar); relutante por MUP colocar pouco e ocupa mais dinheiro e dividir os lucros igualmente;</text:span></text:p>
      <text:p text:style-name="P1"><text:span text:style-name="T1">2.21 Brenda: vai levar a sugestão para a ocupa, mas não vê problemas a princípio pois vai ser pago o investimento para ambos, e o lucro dividido;</text:span></text:p>
      <text:p text:style-name="P7"/>
      <text:p text:style-name="P1"><text:span text:style-name="T1">2.22 Hans: caravana sábado para inscrição do ENCCEJA;</text:span></text:p>
      <text:p text:style-name="P1"><text:span text:style-name="T1">2.23 Brenda: caravana com AMA, Neamb, mesmo com chuva;</text:span></text:p>
      <text:p text:style-name="P1"><text:span text:style-name="T1">2.24 Hans: divulgar caravana com três carros e no máximo um uber;</text:span></text:p>
      <text:p text:style-name="P1"><text:span text:style-name="T1"/></text:p>
      <text:p text:style-name="P9"><text:span text:style-name="T1">Encaminhamentos</text:span></text:p>
      <text:list xml:id="list1496140769" text:style-name="L1">
        <text:list-item>
          <text:p text:style-name="P5"><text:span text:style-name="T1"><text:s/>lançar corrente no </text:span><text:span text:style-name="T2">whatsapp</text:span><text:span text:style-name="T1"> – Kaique;</text:span></text:p>
        </text:list-item>
        <text:list-item>
          <text:p text:style-name="P6"><text:span text:style-name="T1">Brenda fala com o pessoal da ocupação </text:span><text:span text:style-name="T2">sobre a festa junina e confirmar a caravana</text:span></text:p>
        </text:list-item>
        <text:list-item>
          <text:p text:style-name="P6"><text:span text:style-name="T2">Mutirão da caravana: Divulgar três carros e um UBER a principio, focos são os projetos de pesquisa AMA/NEamb e avisar a ocupação sobre nossa ida</text:span></text:p>
          <text:p text:style-name="P8"><text:span text:style-name="T1">Objetivos:</text:span></text:p>
          <text:list>
            <text:list-item>
              <text:list>
                <text:list-item>
                  <text:p text:style-name="P8">Auxiliar no cadastro do ENCEJA</text:p>
                </text:list-item>
                <text:list-item>
                  <text:p text:style-name="P8">Multirões nas Janelas</text:p>
                </text:list-item>
                <text:list-item>
                  <text:p text:style-name="P8">Auxiliar nos banheiros</text:p>
                </text:list-item>
                <text:list-item>
                  <text:p text:style-name="P8">Outras questões da infraestrutura</text:p>
                </text:list-item>
              </text:list>
            </text:list-item>
          </text:list>
        </text:list-item>
        <text:list-item>
          <text:p text:style-name="P8">Maria ira elaborar um controle de folha ouro para garantirmos o controle de quando ganhamos</text:p>
        </text:list-item>
      </text:list>
      <text:p text:style-name="P1"><text:span text:style-name="T1"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normal" style:family="paragraph">
      <style:paragraph-properties fo:margin-top="0in" fo:margin-bottom="0in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278in" fo:margin-bottom="0.0835in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835in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222in" fo:margin-bottom="0.0555in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1665in" fo:margin-bottom="0.0555in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in" fo:margin-bottom="0.0417in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in" fo:margin-bottom="0.222in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02T08:14:59.830338580</dc:date>
    <meta:editing-duration>PT31S</meta:editing-duration>
    <meta:editing-cycles>1</meta:editing-cycles>
    <meta:document-statistic meta:table-count="0" meta:image-count="0" meta:object-count="0" meta:page-count="4" meta:paragraph-count="54" meta:word-count="1234" meta:character-count="7461" meta:non-whitespace-character-count="6278"/>
    <meta:generator>LibreOffice/7.3.3.2$Linux_X86_64 LibreOffice_project/30$Build-2</meta:generator>
  </office:meta>
</office:document-meta>
</file>